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gmentTransformer.setup( SourceResolver resolver , Map objectModel , String source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ugmentTransformer.myAugmentedAttributes(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gment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gmentTransformer.startElement( String uri , String name , String qname , Attributes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